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4a6d" officeooo:paragraph-rsid="000c4a6d"/>
    </style:style>
    <style:style style:name="P2" style:family="paragraph" style:parent-style-name="Standard">
      <style:text-properties officeooo:rsid="000c4a6d" officeooo:paragraph-rsid="00118d37"/>
    </style:style>
    <style:style style:name="P3" style:family="paragraph" style:parent-style-name="Standard">
      <style:text-properties officeooo:rsid="000d4622" officeooo:paragraph-rsid="000d4622"/>
    </style:style>
    <style:style style:name="P4" style:family="paragraph" style:parent-style-name="Standard">
      <style:text-properties officeooo:rsid="000d4622" officeooo:paragraph-rsid="0010b892"/>
    </style:style>
    <style:style style:name="P5" style:family="paragraph" style:parent-style-name="Standard">
      <style:text-properties officeooo:rsid="000d4622" officeooo:paragraph-rsid="00144430"/>
    </style:style>
    <style:style style:name="P6" style:family="paragraph" style:parent-style-name="Standard">
      <style:text-properties fo:font-weight="bold" officeooo:rsid="000c4a6d" officeooo:paragraph-rsid="000c4a6d" style:font-weight-asian="bold" style:font-weight-complex="bold"/>
    </style:style>
    <style:style style:name="P7" style:family="paragraph" style:parent-style-name="Standard">
      <style:text-properties fo:font-weight="bold" officeooo:rsid="00126146" officeooo:paragraph-rsid="00126146" style:font-weight-asian="bold" style:font-weight-complex="bold"/>
    </style:style>
    <style:style style:name="P8" style:family="paragraph" style:parent-style-name="Standard">
      <style:text-properties fo:font-weight="bold" officeooo:rsid="00231522" officeooo:paragraph-rsid="00126146" style:font-weight-asian="bold" style:font-weight-complex="bold"/>
    </style:style>
    <style:style style:name="P9" style:family="paragraph" style:parent-style-name="Standard">
      <style:text-properties fo:font-weight="bold" officeooo:rsid="00166b08" officeooo:paragraph-rsid="00166b08" style:font-weight-asian="bold" style:font-weight-complex="bold"/>
    </style:style>
    <style:style style:name="P10" style:family="paragraph" style:parent-style-name="Standard">
      <style:text-properties officeooo:rsid="000df2dc" officeooo:paragraph-rsid="000df2dc"/>
    </style:style>
    <style:style style:name="P11" style:family="paragraph" style:parent-style-name="Standard">
      <style:text-properties officeooo:rsid="00231522" officeooo:paragraph-rsid="00118d37"/>
    </style:style>
    <style:style style:name="P12" style:family="paragraph" style:parent-style-name="Standard">
      <style:text-properties officeooo:rsid="00231522" officeooo:paragraph-rsid="00126146"/>
    </style:style>
    <style:style style:name="P13" style:family="paragraph" style:parent-style-name="Standard">
      <style:text-properties officeooo:rsid="00118d37" officeooo:paragraph-rsid="00118d37"/>
    </style:style>
    <style:style style:name="P14" style:family="paragraph" style:parent-style-name="Standard">
      <style:text-properties officeooo:rsid="00124430" officeooo:paragraph-rsid="00124430"/>
    </style:style>
    <style:style style:name="P15" style:family="paragraph" style:parent-style-name="Standard">
      <style:text-properties officeooo:rsid="00126146" officeooo:paragraph-rsid="00126146"/>
    </style:style>
    <style:style style:name="P16" style:family="paragraph" style:parent-style-name="Standard">
      <style:text-properties officeooo:rsid="0020865d" officeooo:paragraph-rsid="00126146"/>
    </style:style>
    <style:style style:name="P17" style:family="paragraph" style:parent-style-name="Standard">
      <style:text-properties officeooo:rsid="001f8968" officeooo:paragraph-rsid="00126146"/>
    </style:style>
    <style:style style:name="P18" style:family="paragraph" style:parent-style-name="Standard">
      <style:text-properties officeooo:rsid="0021abf1" officeooo:paragraph-rsid="00126146"/>
    </style:style>
    <style:style style:name="P19" style:family="paragraph" style:parent-style-name="Standard">
      <style:text-properties officeooo:rsid="001db4b1" officeooo:paragraph-rsid="00126146"/>
    </style:style>
    <style:style style:name="P20" style:family="paragraph" style:parent-style-name="Standard">
      <style:text-properties fo:font-weight="normal" officeooo:rsid="00166b08" officeooo:paragraph-rsid="00166b08" style:font-weight-asian="normal" style:font-weight-complex="normal"/>
    </style:style>
    <style:style style:name="P21" style:family="paragraph" style:parent-style-name="Text_20_body">
      <style:text-properties officeooo:rsid="00231522" officeooo:paragraph-rsid="00126146"/>
    </style:style>
    <style:style style:name="P22" style:family="paragraph" style:parent-style-name="Text_20_body">
      <style:text-properties fo:font-weight="bold" officeooo:rsid="00231522" officeooo:paragraph-rsid="00126146" style:font-weight-asian="bold" style:font-weight-complex="bold"/>
    </style:style>
    <style:style style:name="P23" style:family="paragraph" style:parent-style-name="Text_20_body">
      <style:text-properties officeooo:paragraph-rsid="00126146"/>
    </style:style>
    <style:style style:name="P24" style:family="paragraph" style:parent-style-name="Heading_20_4">
      <style:text-properties officeooo:rsid="00231522" officeooo:paragraph-rsid="00126146"/>
    </style:style>
    <style:style style:name="P25" style:family="paragraph" style:parent-style-name="Heading_20_3">
      <style:text-properties officeooo:rsid="00231522" officeooo:paragraph-rsid="00126146"/>
    </style:style>
    <style:style style:name="T1" style:family="text">
      <style:text-properties officeooo:rsid="000d4622"/>
    </style:style>
    <style:style style:name="T2" style:family="text">
      <style:text-properties officeooo:rsid="000eeb28"/>
    </style:style>
    <style:style style:name="T3" style:family="text">
      <style:text-properties officeooo:rsid="0010b892"/>
    </style:style>
    <style:style style:name="T4" style:family="text">
      <style:text-properties officeooo:rsid="00126146"/>
    </style:style>
    <style:style style:name="T5" style:family="text">
      <style:text-properties officeooo:rsid="0021abf1"/>
    </style:style>
    <style:style style:name="T6" style:family="text">
      <style:text-properties officeooo:rsid="0020865d"/>
    </style:style>
    <style:style style:name="T7" style:family="text">
      <style:text-properties officeooo:rsid="001f8968"/>
    </style:style>
    <style:style style:name="T8" style:family="text">
      <style:text-properties officeooo:rsid="001444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hoto organizer using image search engine, <text:span text:style-name="T1">face</text:span>/object recognition and machine learning</text:p>
      <text:p text:style-name="P6"/>
      <text:p text:style-name="P1">- <text:span text:style-name="T1">challenges:</text:span></text:p>
      <text:p text:style-name="P3">image recognition accuracy → can be trained manually at first before ML</text:p>
      <text:p text:style-name="P1"/>
      <text:p text:style-name="P3">- other possible features:</text:p>
      <text:p text:style-name="P3">online site instead of desktop app</text:p>
      <text:p text:style-name="P3"/>
      <text:p text:style-name="P3">to integrate data science:</text:p>
      <text:p text:style-name="P3">- yelp photos + twitter photos</text:p>
      <text:p text:style-name="P1"/>
      <text:p text:style-name="P3">exisiting solutions: </text:p>
      <text:p text:style-name="P3">Facebook – <text:span text:style-name="T8">face recognition </text:span></text:p>
      <text:p text:style-name="P5">FotoBounce - tag faces indiv/bulk</text:p>
      <text:p text:style-name="P4">Google Photos – <text:span text:style-name="T3">allows searching by object only</text:span></text:p>
      <text:p text:style-name="P4"><text:tab/><text:tab/>- <text:span text:style-name="T8">face detection + tagging</text:span></text:p>
      <text:p text:style-name="P3"/>
      <text:p text:style-name="P10">image search engine:</text:p>
      <text:p text:style-name="P10">TinEye</text:p>
      <text:p text:style-name="P3"/>
      <text:p text:style-name="P3"/>
      <text:p text:style-name="P3">edge: </text:p>
      <text:p text:style-name="P3">machine learning through initial training</text:p>
      <text:p text:style-name="P3">object detection</text:p>
      <text:p text:style-name="P3">image search engine – finding similar images given an image</text:p>
      <text:p text:style-name="P3"><text:tab/>- without manually tagging/labeling</text:p>
      <text:p text:style-name="P3"><text:tab/>- </text:p>
      <text:p text:style-name="P3">identifying general theme/location/feel/genre of photos for automatic organization</text:p>
      <text:p text:style-name="P3"/>
      <text:p text:style-name="P3">steps:</text:p>
      <text:p text:style-name="P3"/>
      <text:p text:style-name="P3">face detection – doable</text:p>
      <text:p text:style-name="P3">object detection / recognition – using KNNs</text:p>
      <text:p text:style-name="P3"><text:tab/></text:p>
      <text:p text:style-name="P3"/>
      <text:p text:style-name="P3">The actual face identification is performed by <text:a xlink:type="simple" xlink:href="https://gurus.pyimagesearch.com/lesson-sample-what-is-face-recognition/?email=lenmorld@gmail.com#tour_modal"><text:span text:style-name="Strong_20_Emphasis">k-NN classification</text:span></text:a><text:span text:style-name="Strong_20_Emphasis"> </text:span>using the <text:span text:style-name="T2">x^2</text:span> <text:s/>distance between the query image and the dataset of labeled faces — since we are comparing histograms, the <text:span text:style-name="T2">x^2</text:span> <text:s/>distance is a better choice than the Euclidean distance.</text:p>
      <text:p text:style-name="P3"/>
      <text:p text:style-name="P13">Use custom object detection but specific per object</text:p>
      <text:p text:style-name="P13"><text:a xlink:type="simple" xlink:href="https://gurus.pyimagesearch.com/lesson-sample-preparing-your-experiment-and-training-data/?email=lenmorld@gmail.com">https://gurus.pyimagesearch.com/lesson-sample-preparing-your-experiment-and-training-data/?email=lenmorld@gmail.com</text:a></text:p>
      <text:p text:style-name="P13"/>
      <text:p text:style-name="P3"/>
      <text:p text:style-name="P11">Use image recognition </text:p>
      <text:p text:style-name="P11"/>
      <text:p text:style-name="P3"/>
      <text:p text:style-name="P13">inverted index (Redis)</text:p>
      <text:p text:style-name="P13"/>
      <text:p text:style-name="P3"><text:soft-page-break/></text:p>
      <text:p text:style-name="P3"/>
      <text:p text:style-name="P3">abstract + rationale + review of lit:</text:p>
      <text:p text:style-name="P3">http://www.pyimagesearch.com/2014/12/01/complete-guide-building-image-search-engine-python-opencv/</text:p>
      <text:p text:style-name="P3"/>
      <text:p text:style-name="P1"/>
      <text:p text:style-name="P13">Detecting features from the face using HAAR Cascades Classifier</text:p>
      <text:p text:style-name="P13">- eye, face</text:p>
      <text:p text:style-name="P13">- smile</text:p>
      <text:p text:style-name="P13">-full body</text:p>
      <text:p text:style-name="P13">- CAR</text:p>
      <text:p text:style-name="P13"/>
      <text:p text:style-name="P11">Clarifai for object recognition (get top 5 tags)</text:p>
      <text:p text:style-name="P2"/>
      <text:p text:style-name="P13">EXTRA:</text:p>
      <text:p text:style-name="P13">or we can build our own classifier </text:p>
      <text:p text:style-name="P13">e.g. we need 100 positive image and 10000 negative image for a bird</text:p>
      <text:p text:style-name="P1"/>
      <text:p text:style-name="P15">simplest: kNN <text:s text:c="2"/>→ O(N)</text:p>
      <text:p text:style-name="P1"/>
      <text:p text:style-name="P11"><text:span text:style-name="T4">CNN - </text:span>TensorFLow (Google) or Keras (Python)</text:p>
      <text:p text:style-name="P11"/>
      <text:p text:style-name="P14">High-throughput feature extraction using Hadoop clusters and MapReduce</text:p>
      <text:p text:style-name="P1"/>
      <text:p text:style-name="P6">Parking Lot occupancy detector, <text:span text:style-name="T2">with ALPR</text:span></text:p>
      <text:p text:style-name="P1">- challenges:</text:p>
      <text:p text:style-name="P1">different angles of parking lot cameras, shadow, light, obstruction in the view (people, big trucks) weather, etc</text:p>
      <text:p text:style-name="P1"/>
      <text:p text:style-name="P3">getting good camera feeds</text:p>
      <text:p text:style-name="P3"/>
      <text:p text:style-name="P1"/>
      <text:p text:style-name="P6">Yelp+twitter</text:p>
      <text:p text:style-name="P6"/>
      <text:p text:style-name="P9"/>
      <text:p text:style-name="P20">How about SALAMANDERS!</text:p>
      <text:p text:style-name="P20">Get keywords/images from yelp + twitter to get a trend</text:p>
      <text:p text:style-name="P6"/>
      <text:p text:style-name="P6"/>
      <text:p text:style-name="P7">=-=-=-=-=-=-=-=-=-=-=-=-=-=-=-=-=-=-=-=-=</text:p>
      <text:p text:style-name="P7"/>
      <text:p text:style-name="P7">DEEP LEARNING BASICS</text:p>
      <text:p text:style-name="P7"/>
      <text:p text:style-name="P16">Supervised (we feed classified images already) <text:span text:style-name="T5">vs</text:span> </text:p>
      <text:p text:style-name="P16">Unsupervised learning</text:p>
      <text:p text:style-name="P16"><text:tab/><text:span text:style-name="T5">(determining outliers)</text:span></text:p>
      <text:p text:style-name="P17"/>
      <text:p text:style-name="P17"/>
      <text:p text:style-name="P18"><text:soft-page-break/>supervised machine learning based on some example data</text:p>
      <text:p text:style-name="P18">using weights, adjusting the weights to fit the data</text:p>
      <text:p text:style-name="P18"/>
      <text:p text:style-name="P18"/>
      <text:p text:style-name="P18"/>
      <text:p text:style-name="P18">Image indexing</text:p>
      <text:p text:style-name="P17"/>
      <text:p text:style-name="P17"><text:span text:style-name="T6">Machine Learning: </text:span></text:p>
      <text:p text:style-name="P17">image classification – <text:span text:style-name="T6">needs training</text:span></text:p>
      <text:p text:style-name="P17"><text:tab/>- <text:span text:style-name="T6">need </text:span></text:p>
      <text:p text:style-name="P17"/>
      <text:p text:style-name="P17">determine between dogs and cats, <text:span text:style-name="T6">and birds</text:span></text:p>
      <text:p text:style-name="P17">- using DBN (Deep Believe Network)</text:p>
      <text:p text:style-name="P17">- or Deep Learning (CNN)</text:p>
      <text:p text:style-name="P17"/>
      <text:p text:style-name="P17"/>
      <text:p text:style-name="P19"/>
      <text:p text:style-name="P19"/>
      <text:p text:style-name="P19">Image description</text:p>
      <text:p text:style-name="P19">Feature extraction</text:p>
      <text:p text:style-name="P19"/>
      <text:p text:style-name="P17">Face recognition</text:p>
      <text:p text:style-name="P19"/>
      <text:p text:style-name="P19">Image classification <text:span text:style-name="T7">using kNNs or Machine Leaning</text:span></text:p>
      <text:p text:style-name="P19"/>
      <text:p text:style-name="P17">Extras:</text:p>
      <text:p text:style-name="P17">Image Descriptors – car logo identification</text:p>
      <text:p text:style-name="P19"/>
      <text:p text:style-name="P19">generating tags automatically from given picture</text:p>
      <text:p text:style-name="P19"/>
      <text:p text:style-name="P19"/>
      <text:p text:style-name="P19"/>
      <text:p text:style-name="P19"/>
      <text:p text:style-name="P19"/>
      <text:p text:style-name="P19"/>
      <text:p text:style-name="P19"/>
      <text:p text:style-name="P17">–</text:p>
      <text:p text:style-name="P17"/>
      <text:p text:style-name="P18">LINEAR DATA</text:p>
      <text:p text:style-name="P17">The three-step algorithm I described is called <text:span text:style-name="Strong_20_Emphasis">multivariate linear regression</text:span>. You are estimating the equation for a line that fits through all of your house data points.</text:p>
      <text:p text:style-name="P17"/>
      <text:p text:style-name="P18">NON-LINEAR</text:p>
      <text:p text:style-name="P18">neural networks, SVMs</text:p>
      <text:p text:style-name="P18"/>
      <text:p text:style-name="P18"><text:span text:style-name="Emphasis">Recurrent </text:span>Neural Network. We are updating the network each time we use it. This allows it to update its predictions based on what it saw most recently. It can even model patterns over time as long as we give it enough of a memory</text:p>
      <text:p text:style-name="P18"/>
      <text:p text:style-name="P18"><text:soft-page-break/></text:p>
      <text:p text:style-name="P12">Deep Learning</text:p>
      <text:p text:style-name="P12">- recognize objects in images using deep learning</text:p>
      <text:p text:style-name="P12"/>
      <text:p text:style-name="P12"/>
      <text:p text:style-name="P12">A neural network takes numbers as input. To a computer, an image is really just a grid of numbers that represent how dark each pixel is:</text:p>
      <text:p text:style-name="P12"/>
      <text:p text:style-name="P12">The first output will predict the likelihood that the image is an “8” and thee second output will predict the likelihood it isn’t an “8”.</text:p>
      <text:p text:style-name="P12"/>
      <text:h text:style-name="P24" text:outline-level="4"><text:bookmark text:name="e69c"/>Brute Force Idea #1: Searching with a Sliding Window</text:h>
      <text:h text:style-name="P24" text:outline-level="4"><text:bookmark text:name="5ee1"/>Brute Force Idea #2: More data and a Deep Neural Net</text:h>
      <text:p text:style-name="P21"/>
      <text:p text:style-name="P21">Solution:</text:p>
      <text:p text:style-name="P21"/>
      <text:p text:style-name="P22">Convolution</text:p>
      <text:p text:style-name="P21"/>
      <text:p text:style-name="P21"><text:bookmark text:name="5dd7"/>We need to give our neural network understanding of <text:span text:style-name="Emphasis">translation invariance </text:span>— an “8” is an “8” no matter where in the picture it shows up.</text:p>
      <text:p text:style-name="P23"><text:bookmark text:name="840c"/>We’ll do this using a process called Convolution. The idea of convolution is inspired partly by computer science and partly by biology (i.e. mad scientists literally poking cat brains with weird probes to figure out how cats process images).</text:p>
      <text:h text:style-name="P25" text:outline-level="3"><text:bookmark text:name="def7"/>How Convolution Works</text:h>
      <text:h text:style-name="P24" text:outline-level="4"><text:bookmark text:name="24f4"/>Step 1: Break the image into overlapping image tiles</text:h>
      <text:h text:style-name="P24" text:outline-level="4"><text:bookmark text:name="b5bf"/>Step 2: Feed each image tile into a small neural network</text:h>
      <text:p text:style-name="P12">we are treating every image tile equally. If something interesting appears in any given tile, we’ll mark that tile as interestin</text:p>
      <text:h text:style-name="P24" text:outline-level="4"><text:bookmark text:name="2195"/>Step 3: Save the results from each tile into a new array</text:h>
      <text:h text:style-name="P24" text:outline-level="4"><text:bookmark text:name="58dc"/>Step 4: Downsampling</text:h>
      <text:p text:style-name="P12">To reduce the size of the array, we <text:span text:style-name="Emphasis">downsample</text:span> it using an algorithm called <text:a xlink:type="simple" xlink:href="https://en.wikipedia.org/wiki/Convolutional_neural_network#Pooling_layer" office:target-frame-name="_blank" xlink:show="new">max pooling</text:a>. It sounds fancy, but it isn’t at all!</text:p>
      <text:p text:style-name="P12"/>
      <text:p text:style-name="P21"><text:bookmark text:name="58ba"/><text:bookmark text:name="c425"/>Our image processing pipeline is a series of steps: convolution, max-pooling, and finally a fully-connected network.</text:p>
      <text:p text:style-name="P12"/>
      <text:p text:style-name="P12"><text:soft-page-break/></text:p>
      <text:p text:style-name="P12"/>
      <text:p text:style-name="P12"/>
      <text:p text:style-name="P8"/>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14:37:58.274384010</meta:creation-date>
    <dc:date>2017-05-21T18:33:19.861454487</dc:date>
    <meta:editing-duration>PT2H24M48S</meta:editing-duration>
    <meta:editing-cycles>7</meta:editing-cycles>
    <meta:generator>LibreOffice/4.2.8.2$Linux_X86_64 LibreOffice_project/420m0$Build-2</meta:generator>
    <meta:document-statistic meta:table-count="0" meta:image-count="0" meta:object-count="0" meta:page-count="5" meta:paragraph-count="96" meta:word-count="690" meta:character-count="4539" meta:non-whitespace-character-count="3914"/>
  </office:meta>
</office:document-meta>
</file>